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officeooo:rsid="000da604" officeooo:paragraph-rsid="000da604" style:font-size-asian="13pt" style:font-size-complex="13pt"/>
    </style:style>
    <style:style style:name="P2" style:family="paragraph" style:parent-style-name="Standard">
      <style:text-properties fo:font-size="13pt" officeooo:rsid="000da604" officeooo:paragraph-rsid="000da604" fo:background-color="transparent" style:font-size-asian="13pt" style:font-size-complex="13pt"/>
    </style:style>
    <style:style style:name="P3" style:family="paragraph" style:parent-style-name="Standard" style:list-style-name="L1">
      <style:text-properties fo:font-size="13pt" officeooo:rsid="000da604" officeooo:paragraph-rsid="000da604" fo:background-color="transparent" style:font-size-asian="13pt" style:font-size-complex="13pt"/>
    </style:style>
    <style:style style:name="P4" style:family="paragraph" style:parent-style-name="Standard" style:list-style-name="L1">
      <style:text-properties fo:font-size="13pt" officeooo:rsid="000da604" officeooo:paragraph-rsid="000da604" style:font-size-asian="13pt" style:font-size-complex="13pt"/>
    </style:style>
    <style:style style:name="P5" style:family="paragraph" style:parent-style-name="Standard" style:list-style-name="L1">
      <style:text-properties fo:font-size="11pt" officeooo:rsid="000da604" officeooo:paragraph-rsid="000da604" style:font-size-asian="9.60000038146973pt" style:font-size-complex="11pt"/>
    </style:style>
    <style:style style:name="P6" style:family="paragraph" style:parent-style-name="Standard" style:list-style-name="L1">
      <style:text-properties fo:font-size="11pt" officeooo:rsid="000ec13a" officeooo:paragraph-rsid="000ec13a" style:font-size-asian="9.60000038146973pt" style:font-size-complex="11pt"/>
    </style:style>
    <style:style style:name="P7" style:family="paragraph" style:parent-style-name="Standard" style:list-style-name="L1">
      <style:text-properties fo:font-size="11pt" officeooo:rsid="000fb373" officeooo:paragraph-rsid="000fb373" style:font-size-asian="9.60000038146973pt" style:font-size-complex="11pt"/>
    </style:style>
    <style:style style:name="P8" style:family="paragraph" style:parent-style-name="Standard" style:list-style-name="L1">
      <style:text-properties fo:font-size="11pt" officeooo:rsid="001127ad" officeooo:paragraph-rsid="001127ad" style:font-size-asian="9.60000038146973pt" style:font-size-complex="11pt"/>
    </style:style>
    <style:style style:name="P9" style:family="paragraph" style:parent-style-name="Standard" style:list-style-name="L1">
      <style:text-properties fo:font-size="11pt" officeooo:rsid="00121768" officeooo:paragraph-rsid="00168919" style:font-size-asian="9.60000038146973pt" style:font-size-complex="11pt"/>
    </style:style>
    <style:style style:name="P10" style:family="paragraph" style:parent-style-name="Standard" style:list-style-name="L1">
      <style:text-properties fo:font-size="11pt" officeooo:rsid="000da604" officeooo:paragraph-rsid="000da604" fo:background-color="transparent" style:font-size-asian="9.60000038146973pt" style:font-size-complex="11pt"/>
    </style:style>
    <style:style style:name="P11" style:family="paragraph" style:parent-style-name="Standard" style:list-style-name="L1">
      <style:text-properties fo:font-size="11pt" officeooo:rsid="000ec13a" officeooo:paragraph-rsid="000ec13a" fo:background-color="transparent" style:font-size-asian="9.60000038146973pt" style:font-size-complex="11pt"/>
    </style:style>
    <style:style style:name="P12" style:family="paragraph" style:parent-style-name="Standard" style:list-style-name="L2">
      <style:text-properties fo:font-size="11pt" officeooo:rsid="000ec13a" officeooo:paragraph-rsid="000ec13a" fo:background-color="transparent" style:font-size-asian="9.60000038146973pt" style:font-size-complex="11pt"/>
    </style:style>
    <style:style style:name="P13" style:family="paragraph" style:parent-style-name="Standard" style:list-style-name="L1">
      <style:text-properties fo:font-size="11pt" officeooo:rsid="000ede98" officeooo:paragraph-rsid="000ede98" fo:background-color="transparent" style:font-size-asian="9.60000038146973pt" style:font-size-complex="11pt"/>
    </style:style>
    <style:style style:name="P14" style:family="paragraph" style:parent-style-name="Standard" style:list-style-name="L1">
      <style:text-properties fo:font-size="11pt" officeooo:rsid="00121768" officeooo:paragraph-rsid="00121768" fo:background-color="transparent" style:font-size-asian="9.60000038146973pt" style:font-size-complex="11pt"/>
    </style:style>
    <style:style style:name="P15" style:family="paragraph" style:parent-style-name="Standard" style:list-style-name="L1">
      <style:text-properties fo:font-size="11pt" officeooo:rsid="0014a98e" officeooo:paragraph-rsid="0014a98e" fo:background-color="transparent" style:font-size-asian="9.60000038146973pt" style:font-size-complex="11pt"/>
    </style:style>
    <style:style style:name="P16" style:family="paragraph" style:parent-style-name="Standard" style:list-style-name="L1">
      <style:text-properties fo:font-size="11pt" officeooo:rsid="0017cee6" officeooo:paragraph-rsid="0017cee6" fo:background-color="transparent" style:font-size-asian="9.60000038146973pt" style:font-size-complex="11pt"/>
    </style:style>
    <style:style style:name="P17" style:family="paragraph" style:parent-style-name="Standard" style:list-style-name="L1">
      <style:text-properties fo:font-size="11pt" officeooo:rsid="0017cee6" officeooo:paragraph-rsid="001920e6" fo:background-color="transparent" style:font-size-asian="9.60000038146973pt" style:font-size-complex="11pt"/>
    </style:style>
    <style:style style:name="P18" style:family="paragraph" style:parent-style-name="Standard" style:list-style-name="L1">
      <style:text-properties fo:font-size="11pt" officeooo:rsid="001920e6" officeooo:paragraph-rsid="001920e6" fo:background-color="transparent" style:font-size-asian="9.60000038146973pt" style:font-size-complex="11pt"/>
    </style:style>
    <style:style style:name="P19" style:family="paragraph" style:parent-style-name="Standard" style:list-style-name="L1">
      <style:text-properties fo:font-size="11pt" officeooo:rsid="001a2174" officeooo:paragraph-rsid="001a2174" fo:background-color="transparent" style:font-size-asian="9.60000038146973pt" style:font-size-complex="11pt"/>
    </style:style>
    <style:style style:name="T1" style:family="text">
      <style:text-properties fo:background-color="transparent" loext:char-shading-value="0"/>
    </style:style>
    <style:style style:name="T2" style:family="text">
      <style:text-properties officeooo:rsid="0014a98e" fo:background-color="transparent" loext:char-shading-value="0"/>
    </style:style>
    <style:style style:name="T3" style:family="text">
      <style:text-properties officeooo:rsid="00168919" fo:background-color="transparent" loext:char-shading-value="0"/>
    </style:style>
    <style:style style:name="T4" style:family="text">
      <style:text-properties style:text-underline-style="solid" style:text-underline-width="auto" style:text-underline-color="font-color" fo:background-color="transparent" loext:char-shading-value="0"/>
    </style:style>
    <style:style style:name="T5" style:family="text">
      <style:text-properties fo:font-weight="bold" fo:background-color="transparent" loext:char-shading-value="0" style:font-weight-asian="bold" style:font-weight-complex="bold"/>
    </style:style>
    <style:style style:name="T6" style:family="text">
      <style:text-properties officeooo:rsid="001920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1">Create an instance, install apache server and add an index.html file and view that file in the browser. Take snapshot of this instance and deploy it in another region.</text:span></text:p>
      <text:p text:style-name="P2"/>
      <text:p text:style-name="P2">Steps:</text:p>
      <text:list xml:id="list2433193947" text:style-name="L1">
        <text:list-item>
          <text:p text:style-name="P3">Launch an EC2 instance:</text:p>
          <text:list>
            <text:list-item>
              <text:p text:style-name="P10">Log in and open ec2 dashboard.</text:p>
            </text:list-item>
            <text:list-item>
              <text:p text:style-name="P10">Click on the “Launch instance” button.</text:p>
            </text:list-item>
            <text:list-item>
              <text:p text:style-name="P5"><text:span text:style-name="T1">Choose AMI: select </text:span><text:span text:style-name="T4">Ubuntu Server 18.04 LTS 64-bit(x86)</text:span><text:span text:style-name="T1">, which is free tier eligible.</text:span></text:p>
            </text:list-item>
            <text:list-item>
              <text:p text:style-name="P5"><text:span text:style-name="T1">Choose Instance Type: select </text:span><text:span text:style-name="T4">t2.micro</text:span><text:span text:style-name="T1">, which is free tier eligible.</text:span></text:p>
            </text:list-item>
            <text:list-item>
              <text:p text:style-name="P11">Configure Instances: proceed with default values.</text:p>
            </text:list-item>
            <text:list-item>
              <text:p text:style-name="P11">Add Storage: proceed with default values.</text:p>
            </text:list-item>
            <text:list-item>
              <text:p text:style-name="P6"><text:span text:style-name="T1">Add Tags: add </text:span><text:span text:style-name="T4">name, email and project</text:span><text:span text:style-name="T1"> tags.</text:span></text:p>
            </text:list-item>
            <text:list-item>
              <text:p text:style-name="P11">Configure Security Group:</text:p>
            </text:list-item>
          </text:list>
        </text:list-item>
      </text:list>
      <text:list xml:id="list2881770207" text:style-name="L2">
        <text:list-item>
          <text:list>
            <text:list-item>
              <text:list>
                <text:list-item>
                  <text:p text:style-name="P12">select the “Create a new security group” option.</text:p>
                </text:list-item>
                <text:list-item>
                  <text:p text:style-name="P12">Set security group name and description.</text:p>
                </text:list-item>
                <text:list-item>
                  <text:p text:style-name="P12">Add rule for SSH with source as “My IP”.</text:p>
                </text:list-item>
                <text:list-item>
                  <text:p text:style-name="P12">Add rule for HTTP with source as “Anywhere”.</text:p>
                </text:list-item>
              </text:list>
            </text:list-item>
          </text:list>
        </text:list-item>
      </text:list>
      <text:list xml:id="list173510476417622" text:continue-list="list2433193947" text:style-name="L1">
        <text:list-item>
          <text:list>
            <text:list-item>
              <text:p text:style-name="P11">Review and Launch.</text:p>
            </text:list-item>
            <text:list-item>
              <text:p text:style-name="P13">You will be prompted to download a key pair. Select “Create a new key pair” option, give it a name and download it.</text:p>
            </text:list-item>
            <text:list-item>
              <text:p text:style-name="P13">Now, click on “Launch Instances” button.</text:p>
            </text:list-item>
          </text:list>
        </text:list-item>
        <text:list-item>
          <text:p text:style-name="P4"><text:span text:style-name="T1">SSH into the instance that you just launched and install apache server in it </text:span><text:span text:style-name="T2">and view it in browser</text:span><text:span text:style-name="T1">:</text:span></text:p>
          <text:list>
            <text:list-item>
              <text:p text:style-name="P7"><text:span text:style-name="T1">before connecting to your ec2 instance from your desktop’s terminal, change the permission of the key pair you downloaded so that no other user in the system can use it. Use this command:<text:tab/></text:span><text:span text:style-name="T5">chmod 400 [path to file]</text:span></text:p>
            </text:list-item>
            <text:list-item>
              <text:p text:style-name="P7"><text:span text:style-name="T1">type this command to connect to your ec2 instance (only for ubuntu desktops):<text:tab/>s</text:span><text:span text:style-name="T5">sh -i [path to key file] ubuntu@[Public DNS of your instance]</text:span></text:p>
            </text:list-item>
            <text:list-item>
              <text:p text:style-name="P8"><text:span text:style-name="T1">install apache server using this command:<text:tab/></text:span><text:span text:style-name="T5">sudo apt-get install apache2</text:span></text:p>
            </text:list-item>
            <text:list-item>
              <text:p text:style-name="P14">apache has a default index.html file in /var/www/html. Rename it to some other name.</text:p>
            </text:list-item>
            <text:list-item>
              <text:p text:style-name="P9"><text:span text:style-name="T1">Create your own index.html file </text:span><text:span text:style-name="T3">in the instance at location </text:span><text:span text:style-name="T1">/var/www/html. </text:span><text:span text:style-name="T3">Edit it and then save it.</text:span></text:p>
            </text:list-item>
            <text:list-item>
              <text:p text:style-name="P15">Open your browser and type the public DNS of your instance in the address bar.</text:p>
            </text:list-item>
          </text:list>
        </text:list-item>
        <text:list-item>
          <text:p text:style-name="P3">Take snapshot of the instance:</text:p>
          <text:list>
            <text:list-item>
              <text:p text:style-name="P16">Open EC2 console.</text:p>
            </text:list-item>
            <text:list-item>
              <text:p text:style-name="P16">Under ELASTIC BLOCK STORAGE, click on Snapshots.</text:p>
            </text:list-item>
            <text:list-item>
              <text:p text:style-name="P16">Click on Create Snapshot.</text:p>
            </text:list-item>
            <text:list-item>
              <text:p text:style-name="P16">Select resource type as instance.</text:p>
            </text:list-item>
            <text:list-item>
              <text:p text:style-name="P16">Copy your instance’s Instance ID and paste it in the relevant field.</text:p>
            </text:list-item>
            <text:list-item>
              <text:p text:style-name="P16">Add suitable description and tags and click on create snapshot.</text:p>
            </text:list-item>
          </text:list>
        </text:list-item>
        <text:list-item>
          <text:p text:style-name="P3">Create new instance in a different region from the snapshot:</text:p>
          <text:list>
            <text:list-item>
              <text:p text:style-name="P16">Open EC2 console.</text:p>
            </text:list-item>
            <text:list-item>
              <text:p text:style-name="P16">Under ELASTIC BLOCK STORAGE, click on Snapshots.</text:p>
            </text:list-item>
            <text:list-item>
              <text:p text:style-name="P17">Select your snapshot, click on Actions and click on <text:span text:style-name="T6">C</text:span>reate <text:span text:style-name="T6">Image</text:span>.</text:p>
            </text:list-item>
            <text:list-item>
              <text:p text:style-name="P17">Select your snapshot, click on Actions and click on <text:span text:style-name="T6">Copy</text:span>.</text:p>
            </text:list-item>
            <text:list-item>
              <text:p text:style-name="P18">Select a different destination region and click on Copy.</text:p>
            </text:list-item>
            <text:list-item>
              <text:p text:style-name="P18">Switch to the region where you copied the snapshot, from the navigation bar.</text:p>
            </text:list-item>
            <text:list-item>
              <text:p text:style-name="P18">Select your snapshot, click on Actions and then click on Create Image.</text:p>
            </text:list-item>
            <text:list-item>
              <text:p text:style-name="P18">Give it a suitable name and description and click on Create.</text:p>
            </text:list-item>
            <text:list-item>
              <text:p text:style-name="P18">In the left navigation pane, under IMAGES, select AMIs.</text:p>
            </text:list-item>
            <text:list-item>
              <text:p text:style-name="P18">Select your ami, click on Actions and then click on Launch.</text:p>
            </text:list-item>
            <text:list-item>
              <text:p text:style-name="P18">Choose Instance Type: select t2.micro and click next.</text:p>
            </text:list-item>
            <text:list-item>
              <text:p text:style-name="P18">Configure Instance: proceed with default values.</text:p>
            </text:list-item>
            <text:list-item>
              <text:p text:style-name="P19">Add storage: <text:span text:style-name="T6">proceed with default values.</text:span></text:p>
            </text:list-item>
            <text:list-item>
              <text:p text:style-name="P19">Add Tags: add the required tags and click on next</text:p>
            </text:list-item>
            <text:list-item>
              <text:p text:style-name="P19">Configure Security Group: proceed with default values. Click on Review and Launch.</text:p>
            </text:list-item>
            <text:list-item>
              <text:p text:style-name="P19">Review your configuration and click on Launch.</text:p>
            </text:list-item>
            <text:list-item>
              <text:p text:style-name="P19">Create a new key pair, give it a name, download it and click on Launch Instanc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19:22:37.338589624</meta:creation-date>
    <dc:date>2019-07-15T17:35:09.672470685</dc:date>
    <meta:editing-duration>PT20M58S</meta:editing-duration>
    <meta:editing-cycles>4</meta:editing-cycles>
    <meta:generator>LibreOffice/6.0.3.2$Linux_X86_64 LibreOffice_project/00m0$Build-2</meta:generator>
    <meta:document-statistic meta:table-count="0" meta:image-count="0" meta:object-count="0" meta:page-count="1" meta:paragraph-count="50" meta:word-count="558" meta:character-count="3104" meta:non-whitespace-character-count="2644"/>
  </office:meta>
</office:document-meta>
</file>